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text-properties fo:language="nl" fo:country="NL"/>
    </style:style>
    <style:style style:name="P2" style:parent-style-name="ListParagraph" style:list-style-name="LFO1" style:family="paragraph">
      <style:text-properties fo:language="nl" fo:country="NL"/>
    </style:style>
    <style:style style:name="P3" style:parent-style-name="ListParagraph" style:family="paragraph">
      <style:text-properties fo:language="nl" fo:country="NL"/>
    </style:style>
    <style:style style:name="P4" style:parent-style-name="ListParagraph" style:family="paragraph">
      <style:text-properties fo:language="nl" fo:country="NL"/>
    </style:style>
    <style:style style:name="P5" style:parent-style-name="Normal" style:family="paragraph">
      <style:text-properties fo:language="nl" fo:country="NL"/>
    </style:style>
    <style:style style:name="P6" style:parent-style-name="ListParagraph" style:family="paragraph">
      <style:text-properties fo:language="nl" fo:country="NL"/>
    </style:style>
    <style:style style:name="P7" style:parent-style-name="ListParagraph" style:family="paragraph">
      <style:text-properties fo:language="nl" fo:country="NL"/>
    </style:style>
    <style:style style:name="P8" style:parent-style-name="ListParagraph" style:list-style-name="LFO1" style:family="paragraph"/>
    <style:style style:name="P9" style:parent-style-name="ListParagraph" style:list-style-name="LFO1" style:family="paragraph"/>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P12" style:parent-style-name="ListParagraph" style:list-style-name="LFO1" style:family="paragraph">
      <style:text-properties fo:language="nl" fo:country="NL"/>
    </style:style>
    <style:style style:name="P13" style:parent-style-name="ListParagraph" style:list-style-name="LFO1" style:family="paragraph">
      <style:text-properties fo:language="nl" fo:country="NL"/>
    </style:style>
    <style:style style:name="P14" style:parent-style-name="ListParagraph" style:list-style-name="LFO1" style:family="paragraph">
      <style:text-properties fo:language="nl" fo:country="NL"/>
    </style:style>
    <style:style style:name="P15" style:parent-style-name="ListParagraph" style:list-style-name="LFO1" style:family="paragraph">
      <style:text-properties fo:language="nl" fo:country="NL"/>
    </style:style>
    <style:style style:name="P16" style:parent-style-name="ListParagraph" style:list-style-name="LFO1" style:family="paragraph">
      <style:text-properties fo:language="nl" fo:country="NL"/>
    </style:style>
    <style:style style:name="P17" style:parent-style-name="ListParagraph" style:list-style-name="LFO1" style:family="paragraph">
      <style:text-properties fo:language="nl" fo:country="NL"/>
    </style:style>
    <style:style style:name="P18" style:parent-style-name="ListParagraph" style:list-style-name="LFO1" style:family="paragraph">
      <style:text-properties fo:language="nl" fo:country="NL"/>
    </style:style>
    <style:style style:name="P19" style:parent-style-name="ListParagraph" style:list-style-name="LFO1" style:family="paragraph"/>
    <style:style style:name="T20" style:parent-style-name="DefaultParagraphFont" style:family="text">
      <style:text-properties fo:language="nl" fo:country="NL"/>
    </style:style>
    <style:style style:name="T21" style:parent-style-name="DefaultParagraphFont" style:family="text">
      <style:text-properties fo:language="nl" fo:country="NL"/>
    </style:style>
    <style:style style:name="P22" style:parent-style-name="ListParagraph" style:list-style-name="LFO1" style:family="paragraph">
      <style:text-properties fo:language="nl" fo:country="NL"/>
    </style:style>
    <style:style style:name="P23" style:parent-style-name="ListParagraph" style:list-style-name="LFO1" style:family="paragraph">
      <style:text-properties fo:language="nl" fo:country="NL"/>
    </style:style>
    <style:style style:name="P24" style:parent-style-name="ListParagraph" style:list-style-name="LFO1" style:family="paragraph">
      <style:text-properties fo:language="nl" fo:country="NL"/>
    </style:style>
    <style:style style:name="P25" style:parent-style-name="ListParagraph" style:list-style-name="LFO1" style:family="paragraph"/>
    <style:style style:name="T26" style:parent-style-name="DefaultParagraphFont" style:family="text">
      <style:text-properties fo:language="nl" fo:country="NL"/>
    </style:style>
    <style:style style:name="T27" style:parent-style-name="DefaultParagraphFont" style:family="text">
      <style:text-properties fo:language="nl" fo:country="NL"/>
    </style:style>
    <style:style style:name="P28" style:parent-style-name="ListParagraph" style:list-style-name="LFO1" style:family="paragraph">
      <style:text-properties fo:language="nl" fo:country="NL"/>
    </style:style>
    <style:style style:name="P29" style:parent-style-name="ListParagraph" style:list-style-name="LFO1" style:family="paragraph">
      <style:text-properties fo:language="nl" fo:country="NL"/>
    </style:style>
    <style:style style:name="P30" style:parent-style-name="ListParagraph" style:list-style-name="LFO1" style:family="paragraph"/>
    <style:style style:name="T31" style:parent-style-name="DefaultParagraphFont" style:family="text">
      <style:text-properties fo:language="nl" fo:country="NL"/>
    </style:style>
  </office:automatic-styles>
  <office:body>
    <office:text text:use-soft-page-breaks="true">
      <text:list text:style-name="LFO1" text:continue-numbering="true">
        <text:list-item>
          <text:p text:style-name="P1">Geweldloze communicatie is een manier van communicatie om een verbinding te creëren tussen<text:s/>jou<text:s/>en een ander. Dit doe je door je zelf empathisch te uiten, naar de andere te luisteren en met je zelf in contact te blijven. Het is de bedoeling om zo kritiekloos je gevoelens en behoeftes te uiten.</text:p>
        </text:list-item>
        <text:list-item>
          <text:p text:style-name="P2">Scrum is een flexibele en effectievere manier van werken. Het<text:s/>wordt<text:s/>gebuikt om een team zo effectief mogelijk te maken en eventuele problemen snel te tackelen. In scrum<text:s/>wordt<text:s/>er gewerkt met zelf-organiserende teams<text:s/>met verschillende scrum rollen. Je hebt de scrum master<text:s/>(de scrum master zorgt voor dat het team optimaal kan presteren), product owner (werkt samen met de scrum master) en het development team (de developers die het product ook daadwerkelijk maakt).<text:s/></text:p>
        </text:list-item>
      </text:list>
      <text:p text:style-name="P3"/>
      <text:p text:style-name="P4">Scrum maakt gebruik van sprints. Sprints zijn een afgebakende tijdsperiode van 2 tot 4 weken waarin er wordt gewerkt om het project te voort te zetten. Aan het eind van een sprint<text:s/>wordt<text:s/>er een review en<text:s/>retrospective meeting gehouden. Hoeveel sprint er nodig zijn verschild per project.</text:p>
      <text:p text:style-name="P5"/>
      <text:p text:style-name="P6">Naast veel voordelen heeft scrum ook een aantal nadelen. Scrum lijkt eenvoudig omdat de regels eenvoudig zijn maar het is een hele uitdaging om de scrum principes correct toe te passen. En er is veel commitment nodig vanuit het bedrijf onder ander dagelijks contact met het scrum team.</text:p>
      <text:p text:style-name="P7"/>
      <text:list text:style-name="LFO1" text:continue-numbering="true">
        <text:list-item>
          <text:p text:style-name="P8">Stories,<text:s/>to do,<text:s/>in progress, test en done.</text:p>
        </text:list-item>
        <text:list-item>
          <text:p text:style-name="P9">INVEST Staat voor Indipen3dent, Negotiable, Valuable, Estimatable, Sized en Testable.<text:s/><text:span text:style-name="T10">Dit zijn de kenmerken van een goede product backlog i</text:span><text:span text:style-name="T11">tem.</text:span></text:p>
        </text:list-item>
        <text:list-item>
          <text:p text:style-name="P12">SMART Staat voor Specific, Measurable, Attainable, Relevant en Timeboxed dit zijn de kenmerken van een goed geschreven scrum story.</text:p>
        </text:list-item>
        <text:list-item>
          <text:p text:style-name="P13">User stories moeten geen opdrachten zijn, accuraat zijn, een user moet het kunnen begrijpen, denk als een user en denk groot.</text:p>
        </text:list-item>
        <text:list-item>
          <text:p text:style-name="P14">Een Distributed denail-of-service (ddos) attack is een aanval gericht op een server. Het doel van een ddos aanval is om zoveel mogelijk data te sturen waardoor het nodige data niet meer bij de server kan komen. Je kan dit zien als een soort data file.</text:p>
        </text:list-item>
        <text:list-item>
          <text:p text:style-name="P15">Utf-8 is een<text:s/>encoder. Deze encoder<text:s/>wordt<text:s/>gebruikt voor backward compatibility met<text:s/>andere encoders zoals<text:s/>ASCII.<text:s/></text:p>
        </text:list-item>
        <text:list-item>
          <text:p text:style-name="P16">Dit zijn goede user stories.</text:p>
        </text:list-item>
        <text:list-item>
          <text:p text:style-name="P17">Er zijn 5 tribes genaamd stage 1t/m5.<text:s/>Elke stage wordt er gemeten hoe goed een persoon in een team kan werken.</text:p>
        </text:list-item>
        <text:list-item>
          <text:p text:style-name="P18">Ja</text:p>
        </text:list-item>
        <text:list-item>
          <text:p text:style-name="P19">Substitution-permutation network.<text:s/><text:span text:style-name="T20">Dit wordt gebruikt om een s</text:span><text:span text:style-name="T21">tring tekst te encoden.</text:span></text:p>
        </text:list-item>
        <text:list-item>
          <text:p text:style-name="P22">Normaal tegen elkaar doen.</text:p>
        </text:list-item>
        <text:list-item>
          <text:p text:style-name="P23">Waterval metoden is niet flexiebel en els er een verandering gemaakt moet worden wordt het gehele project veranderd. Bij scum is dat niet aangezien scrum felxiebel is hierin.</text:p>
        </text:list-item>
        <text:list-item>
          <text:p text:style-name="P24">Nee</text:p>
        </text:list-item>
        <text:list-item>
          <text:p text:style-name="P25">MoSCoW staat voor Must have,<text:s/>should have, could have en Will not have.<text:s/><text:span text:style-name="T26">Dit wordt gebruikt om te zien wat een programma nodig h</text:span><text:span text:style-name="T27">eeft.</text:span></text:p>
        </text:list-item>
        <text:list-item>
          <text:p text:style-name="P28">Als student wil ik een programma installeren om afleidingen uit te schakelen terwijl ik werk, Als student wil ik beter opletten wanneer een opdracht ingeleverd moet worden,<text:line-break/>Als student wil ik er voor zorgen dat mijn deur op slot zit zodat niemand mij stoort.</text:p>
        </text:list-item>
        <text:list-item>
          <text:p text:style-name="P29">Als docent wil ik @Student in de discord server gebruiken om belangrijke info door te geven,<text:line-break/>als docent wil ik<text:s/>een programma installeren om afleidingen uit te schakelen terwijl ik werk,<text:line-break/>als docent wil ik mijn tijd nemen om te rusten want rust is belangrijk om goede toetsen te geven.<text:s/></text:p>
        </text:list-item>
        <text:list-item>
          <text:p text:style-name="P30"><text:span text:style-name="T31">Sprint zero maakt het project zijn skelet, desing moet minimaal blijven, een klein aantal stories af maken en ligt en makkelijk te begrijpen zij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itam Bacha</meta:initial-creator>
    <dc:creator>Haitam Bacha</dc:creator>
    <meta:creation-date>2020-04-17T17:09:00Z</meta:creation-date>
    <dc:date>2020-04-17T17:09:00Z</dc:date>
    <meta:template xlink:href="Normal" xlink:type="simple"/>
    <meta:editing-cycles>2</meta:editing-cycles>
    <meta:editing-duration>PT360S</meta:editing-duration>
    <meta:document-statistic meta:page-count="2" meta:paragraph-count="6" meta:word-count="507" meta:character-count="3397" meta:row-count="24" meta:non-whitespace-character-count="2896"/>
  </office:meta>
</office:document-meta>
</file>